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DocumentImpl.insertingNode( NodeImpl node ,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renameNode( Node n , String namespaceURI , String nam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4">
            <text:p text:style-name="Table_20_Contents">114</text:p>
          </table:table-cell>
        </table:table-row>
        <table:table-row>
          <table:table-cell office:value-type="string">
            <text:p text:style-name="Table_20_Contents">CoreDocumentImpl.checkQName( String prefix , String loca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reDocumentImpl.adoptNode( Node source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CoreDocumentImpl.createDocumentType( String qualified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A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reateAttributeNS( String namespaceURI , String qualifiedName ,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Error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oreDocumentImpl( boolean grammar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eDocumentImpl.getDoc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eDocumentImp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eDocumentImpl.addEventListener( NodeImpl node , String type , EventListener listener , boolean useCap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getNodeNumber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reDocumentImpl.undeferChildren( Node nod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reDocumentImpl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setDocumentURI( String documen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replacedCharacterData( NodeImpl node , String oldvalu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getElementsByTag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setStrictErrorChecking( boolean 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reateEntityReferenc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eDocumentImpl.getDom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eDocumentImpl.replacingData( NodeImp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saveXML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reDocumentImpl.setXmlEncod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normalizeDocu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reDocumentImpl.setVers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insertBefore( Node newChild , Node refChil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reDocumentImpl.getUserDataRecord( Node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reDocumentImpl.getDocumen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eDocumentImpl.setXmlStandalon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ElementsByTagNam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reDocument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UserData( NodeImpl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oreDocum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reateEnti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eDocumentImpl.getDocumen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Feature( String feature , String vers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reDocumentImpl.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setUserData( Node n , String key , Object data , UserDataHandler 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reDocumentImpl.checkDOMNSErr( String prefix , String namespa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reDocumentImpl.callUserDataHandlers( Node n , Node c , short operation , Hashtable user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reDocumentImpl.copyEventListeners( NodeImpl src , NodeImpl tg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modifyingCharacterData( NodeImpl node ,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CoreDocumentImpl( DocumentType doctype , boolean grammarA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reDocumentImpl.replacedText( CharacterDataImp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createElementNS( String namespaceURI , String qualifiedName ,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reateAttribute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removeChild( Node oldChi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eDocumentImpl.getStrictError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setAsync( boolean asyn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eDocumentImpl.createCommen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dispatchEvent( NodeImpl node , 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Xm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oreDocumentImpl( DocumentType 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Xml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putIdentifier( String idName ,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reDocumentImpl.clearIdentifi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eDocumentImpl.setXmlVersion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reDocumentImpl.isNormalizeDoc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replacingNode( NodeImp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removeIdentifier( String i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eDocumentImpl.createElement( String tag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eDocumentImpl.deletedText( CharacterDataImpl node ,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isXMLVersion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Owner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heckNamespaceWF( String qname , int colon1 , int colon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reDocumentImpl.getMutation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BaseUR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eDocumentImpl.getNode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eDocumentImpl.createNotat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reDocumentImpl.insertedText( CharacterDataImpl node ,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freeNodeListCache( NodeListCach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eDocumentImpl.callUserDataHandlers( Node n , Node c , short ope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reDocumentImpl.removeEventListener( NodeImpl node , String type , EventListener listener , boolean useCap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setErrorChecking( boolean 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setUserData( NodeImpl n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modifiedCharacterData( NodeImpl node , String oldvalue , String value ,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setAttrNode( AttrImpl attr , AttrImpl previ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removeUserDataTable( Node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eDocumentImpl.createElement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UserData( Node n ,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reDocumentImpl.createProcessingInstruction( String target , String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eDocumentImpl.cloneNode( CoreDocumentImpl newdoc , boolean dee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reDocumentImpl.setUserDataTable( Node n , Hashtable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reDocumentImpl.renamedAttrNode( Attr oldAt , Attr new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modifiedAttrValue( AttrImpl attr , String o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getIdentifier( String id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reDocumentImpl.getInpu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loa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setMutationEvents( boolean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replacedNode( NodeImp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replaceChild( Node newChild , Node oldChil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reDocumentImpl.setStandalon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isKidOK( Node parent , Node chi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eDocumentImpl.createAttribu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eDocumentImpl.setEncod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isXML11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removedNode( NodeImpl node ,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createDocumen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reateCDATASection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ElementById( String elem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eDocumentImpl.removedAttrNode( AttrImpl attr , NodeImpl old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removingNode( NodeImpl node , NodeImpl oldChild ,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getNodeListCache( ParentNode ow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reDocumentImpl.getXml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insertedNode( NodeImpl node , NodeImpl newInternal ,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isValidQName( String prefix , String local , boolean xml11Ver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reDocumentImpl.loadXML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reateElementDefinit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eDocumentImpl.isXMLName( String s , boolean xml11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eDocumentImpl.get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importNode( Node source ,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eDocumentImpl.importNode( Node source , boolean deep , boolean cloningDoc , HashMap reversedIdentifiers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72">
            <text:p text:style-name="Table_20_Contents">172</text:p>
          </table:table-cell>
        </table:table-row>
        <table:table-row>
          <table:table-cell office:value-type="string">
            <text:p text:style-name="Table_20_Contents">CoreDocumentImpl.renamedElement( Element oldEl , Element new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reDocumentImpl.setInputEncod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createTextNode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cumentImpl.getIdentifi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